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9"/>
    <style:style style:name="P9" style:family="paragraph" style:parent-style-name="Standard" style:list-style-name="L10"/>
    <style:style style:name="P10" style:family="paragraph" style:parent-style-name="Standard" style:list-style-name="L1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7767014" text:style-name="L1">
        <text:list-item>
          <text:p text:style-name="P1">Intro to Data</text:p>
        </text:list-item>
      </text:list>
      <text:list xml:id="list645267132" text:style-name="L7">
        <text:list-item>
          <text:list>
            <text:list-item>
              <text:p text:style-name="P7">data: either Baby Boom or Arbuthnot.</text:p>
            </text:list-item>
            <text:list-item>
              <text:p text:style-name="P7">R: reading in data, intro to datatypes, subsetting, and basic graphics.</text:p>
            </text:list-item>
          </text:list>
        </text:list-item>
      </text:list>
      <text:p text:style-name="Standard"/>
      <text:list xml:id="list1047762987" text:style-name="L2">
        <text:list-item>
          <text:p text:style-name="P2">Probability</text:p>
        </text:list-item>
      </text:list>
      <text:list xml:id="list1513985472" text:style-name="L9">
        <text:list-item>
          <text:list>
            <text:list-item>
              <text:p text:style-name="P8">data: either hot hand or catch-and-release simulations.</text:p>
            </text:list-item>
            <text:list-item>
              <text:p text:style-name="P8">R: loops and if-then.</text:p>
            </text:list-item>
          </text:list>
        </text:list-item>
      </text:list>
      <text:p text:style-name="Standard"/>
      <text:list xml:id="list148217841" text:style-name="L3">
        <text:list-item>
          <text:p text:style-name="P3">Distributions of Random Variables</text:p>
        </text:list-item>
      </text:list>
      <text:list xml:id="list1167871280" text:style-name="L10">
        <text:list-item>
          <text:list>
            <text:list-item>
              <text:p text:style-name="P9">data: california student and teacher test scores.</text:p>
            </text:list-item>
            <text:list-item>
              <text:p text:style-name="P9">R: visualization techniques.</text:p>
            </text:list-item>
          </text:list>
        </text:list-item>
      </text:list>
      <text:p text:style-name="Standard"/>
      <text:list xml:id="list1925307546" text:style-name="L4">
        <text:list-item>
          <text:p text:style-name="P4">Inference: Sampling from Millbrae, CA</text:p>
        </text:list-item>
      </text:list>
      <text:list xml:id="list1490957059" text:style-name="L11">
        <text:list-item>
          <text:list>
            <text:list-item>
              <text:p text:style-name="P10">data: Millbrae, CA, ages and incomes.</text:p>
            </text:list-item>
            <text:list-item>
              <text:p text:style-name="P10">R: more loops.</text:p>
            </text:list-item>
          </text:list>
        </text:list-item>
      </text:list>
      <text:p text:style-name="Standard"/>
      <text:list xml:id="list121933358" text:style-name="L5">
        <text:list-item>
          <text:p text:style-name="P5">Large Sample Inference</text:p>
        </text:list-item>
      </text:list>
      <text:p text:style-name="Standard"/>
      <text:list xml:id="list396149400" text:style-name="L6">
        <text:list-item>
          <text:p text:style-name="P6">Small Sample Inference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08T12:16:55</meta:creation-date>
    <dc:date>2011-08-09T10:39:47</dc:date>
    <meta:editing-duration>PT00H45M33S</meta:editing-duration>
    <meta:editing-cycles>3</meta:editing-cycles>
    <meta:generator>NeoOffice/3.0$Unix OpenOffice.org_project/Patch 5</meta:generator>
    <meta:document-statistic meta:table-count="0" meta:image-count="0" meta:object-count="0" meta:page-count="1" meta:paragraph-count="14" meta:word-count="80" meta:character-count="469"/>
    <meta:user-defined meta:name="Info 1"/>
    <meta:user-defined meta:name="Info 2"/>
    <meta:user-defined meta:name="Info 3"/>
    <meta:user-defined meta:name="Info 4"/>
  </office:meta>
</office:document-meta>
</file>